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objectwithoutfill">
      <style:graphic-properties draw:stroke="dash" draw:stroke-dash="Ultrafine_20_Dashed" svg:stroke-width="0.051cm" svg:stroke-color="#000000" draw:marker-start-width="0.279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466cm" svg:height="3.095cm" svg:x="0.941cm" svg:y="3.129cm">
          <draw:text-box>
            <text:p>x = 1;</text:p>
            <text:p/>
            <text:p/>
            <text:p>r1 = y; </text:p>
          </draw:text-box>
        </draw:frame>
        <draw:frame draw:style-name="gr1" draw:layer="layout" svg:width="2.466cm" svg:height="3.095cm" svg:x="5.686cm" svg:y="3.234cm">
          <draw:text-box>
            <text:p>y = 1;</text:p>
            <text:p/>
            <text:p/>
            <text:p>r2 = x; </text:p>
          </draw:text-box>
        </draw:frame>
        <draw:line draw:style-name="gr2" draw:text-style-name="P1" draw:layer="layout" svg:x1="2.003cm" svg:y1="3.918cm" svg:x2="2.003cm" svg:y2="5.415cm">
          <text:p/>
        </draw:line>
        <draw:line draw:style-name="gr2" draw:text-style-name="P1" draw:layer="layout" svg:x1="6.827cm" svg:y1="4.017cm" svg:x2="6.827cm" svg:y2="5.542cm">
          <text:p/>
        </draw:line>
        <draw:frame draw:style-name="gr1" draw:text-style-name="P2" draw:layer="layout" svg:width="0.891cm" svg:height="0.962cm" svg:x="4.775cm" svg:y="1.378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2.945cm" svg:y="1.586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0.968cm" svg:y="4.164cm">
          <draw:text-box>
            <text:p><text:span text:style-name="T1">sb</text:span></text:p>
          </draw:text-box>
        </draw:frame>
        <draw:frame draw:style-name="gr3" draw:text-style-name="P2" draw:layer="layout" svg:width="1.171cm" svg:height="1.016cm" svg:x="5.769cm" svg:y="4.164cm">
          <draw:text-box>
            <text:p><text:span text:style-name="T1">sb</text:span></text:p>
          </draw:text-box>
        </draw:frame>
        <draw:frame draw:style-name="gr1" draw:layer="layout" svg:width="2.255cm" svg:height="0.962cm" svg:x="1.044cm" svg:y="0.87cm">
          <draw:text-box>
            <text:p>x = 0; </text:p>
          </draw:text-box>
        </draw:frame>
        <draw:frame draw:style-name="gr1" draw:layer="layout" svg:width="2.255cm" svg:height="0.962cm" svg:x="5.645cm" svg:y="0.87cm">
          <draw:text-box>
            <text:p>y = 0; </text:p>
          </draw:text-box>
        </draw:frame>
        <draw:line draw:style-name="gr4" draw:text-style-name="P1" draw:layer="layout" svg:x1="1.956cm" svg:y1="1.705cm" svg:x2="1.956cm" svg:y2="3.202cm">
          <text:p/>
        </draw:line>
        <draw:frame draw:style-name="gr1" draw:text-style-name="P2" draw:layer="layout" svg:width="1.205cm" svg:height="0.962cm" svg:x="0.878cm" svg:y="1.832cm">
          <draw:text-box>
            <text:p><text:span text:style-name="T1">hb</text:span></text:p>
          </draw:text-box>
        </draw:frame>
        <draw:line draw:style-name="gr4" draw:text-style-name="P1" draw:layer="layout" svg:x1="2.718cm" svg:y1="1.705cm" svg:x2="5.893cm" svg:y2="5.642cm">
          <text:p/>
        </draw:line>
        <draw:line draw:style-name="gr4" draw:text-style-name="P1" draw:layer="layout" svg:x1="6.657cm" svg:y1="1.705cm" svg:x2="6.657cm" svg:y2="3.202cm">
          <text:p/>
        </draw:line>
        <draw:frame draw:style-name="gr1" draw:text-style-name="P2" draw:layer="layout" svg:width="1.205cm" svg:height="0.962cm" svg:x="6.479cm" svg:y="1.832cm">
          <draw:text-box>
            <text:p><text:span text:style-name="T1">hb</text:span></text:p>
          </draw:text-box>
        </draw:frame>
        <draw:line draw:style-name="gr4" draw:text-style-name="P1" draw:layer="layout" svg:x1="5.766cm" svg:y1="1.578cm" svg:x2="2.845cm" svg:y2="5.388cm">
          <text:p/>
        </draw:line>
        <draw:line draw:style-name="gr2" draw:text-style-name="P1" draw:layer="layout" svg:x1="3.099cm" svg:y1="5.796cm" svg:x2="5.893cm" svg:y2="3.864cm">
          <text:p/>
        </draw:line>
        <draw:line draw:style-name="gr2" draw:text-style-name="P1" draw:layer="layout" svg:x1="5.766cm" svg:y1="5.923cm" svg:x2="2.845cm" svg:y2="3.8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8T10:44:44</dc:date>
    <dc:creator>Peizhao Ou</dc:creator>
    <meta:editing-duration>PT17M38S</meta:editing-duration>
    <meta:editing-cycles>18</meta:editing-cycles>
    <meta:generator>LibreOffice/3.5$Linux_X86_64 LibreOffice_project/350m1$Build-2</meta:generator>
    <meta:document-statistic meta:object-count="18"/>
  </office:meta>
</office:document-meta>
</file>